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253cm" fo:margin-left="0cm" fo:margin-top="0cm" fo:margin-bottom="0cm" table:align="left" style:writing-mode="page"/>
    </style:style>
    <style:style style:name="Tabela1.A" style:family="table-column">
      <style:table-column-properties style:column-width="15.002cm"/>
    </style:style>
    <style:style style:name="Tabela1.B" style:family="table-column">
      <style:table-column-properties style:column-width="3.251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ela1.A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.A3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.B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1.32" style:family="table-row">
      <style:table-row-properties style:row-height="0.529cm" fo:keep-together="auto"/>
    </style:style>
    <style:style style:name="Tabela1.A34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A35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orphans="0" fo:widows="0"/>
      <style:text-properties fo:color="#0000ff" loext:opacity="100%" style:font-name="Calibri" fo:font-weight="bold" style:font-name-asian="Times New Roman1" style:language-asian="pl" style:country-asian="PL" style:font-weight-asian="bold" style:font-name-complex="Times New Roman1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style:font-name-asian="Times New Roman1" style:language-asian="pl" style:country-asian="PL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officeooo:rsid="0016323c" officeooo:paragraph-rsid="0016323c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rsid="0016323c" officeooo:paragraph-rsid="0016323c"/>
    </style:style>
    <style:style style:name="T1" style:family="text">
      <style:text-properties fo:color="#0000ff" loext:opacity="100%" style:font-name="Calibri" fo:font-weight="bold" style:font-name-asian="Times New Roman1" style:language-asian="pl" style:country-asian="PL" style:font-weight-asian="bold" style:font-name-complex="Times New Roman1" style:font-weight-complex="bold"/>
    </style:style>
    <style:style style:name="T2" style:family="text">
      <style:text-properties fo:color="#000000" loext:opacity="100%" style:font-name="Calibri" fo:font-weight="bold" style:font-name-asian="Times New Roman1" style:language-asian="pl" style:country-asian="PL" style:font-weight-asian="bold" style:font-name-complex="Times New Roman1"/>
    </style:style>
    <style:style style:name="T3" style:family="text">
      <style:text-properties fo:color="#000000" loext:opacity="100%" style:font-name="Calibri" fo:font-weight="bold" style:font-name-asian="Times New Roman1" style:language-asian="pl" style:country-asian="PL" style:font-weight-asian="bold" style:font-name-complex="Times New Roman1" style:font-weight-complex="bold"/>
    </style:style>
    <style:style style:name="T4" style:family="text">
      <style:text-properties fo:color="#000000" loext:opacity="100%" style:font-name="Calibri" style:font-name-asian="Times New Roman1" style:language-asian="pl" style:country-asian="PL" style:font-name-complex="Times New Roman1"/>
    </style:style>
    <style:style style:name="T5" style:family="text">
      <style:text-properties fo:color="#000000" loext:opacity="100%" style:font-name="Calibri" officeooo:rsid="0016323c" style:font-name-asian="Times New Roman1" style:language-asian="pl" style:country-asian="PL" style:font-name-complex="Times New Roman1"/>
    </style:style>
    <style:style style:name="T6" style:family="text">
      <style:text-properties fo:color="#000000" loext:opacity="100%" style:font-name="Calibri" officeooo:rsid="0017688d" style:font-name-asian="Times New Roman1" style:language-asian="pl" style:country-asian="PL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text:span text:style-name="T1">Parametry GA</text:span><text:span text:style-name="T1"/>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2" office:value-type="string">
            <text:p text:style-name="P4"><text:span text:style-name="T3">Liczba bitów kodujących 1 gen</text:span><text:span text:style-name="T3"/></text:p>
          </table:table-cell>
          <table:table-cell table:style-name="Tabela1.B2" office:value-type="string">
            <text:p text:style-name="P4"><text:span text:style-name="T4"> </text:span><text:span text:style-name="T5">19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Liczba bitów kodujących 1 chromosom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5">38, </text:span><text:span text:style-name="T6">95, 190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Metoda selekcji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5">ruletka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Liczba punktów krzyżowania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5">2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Prawdopodobieństwo krzyżowania, pc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5">60%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Prawdopodobieństwo mutacji, pm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5">2%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Częstotliwość próbkowania, co Δs(#ev) =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5">1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Kryterium stopu - max liczba ewaluacji FP (#ev_max) wykonywanych przez algorytm (taka sama we wszystkich testach), #ev_max =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Liczba uruchomień algorytmu do uśrednienia wyników, #runs =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5">30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Funkcje przetestowane oraz przetestowana liczba zmiennych w tych funkcjach: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7"><text:span text:style-name="T3">Rosenbrock</text:span><text:span text:style-name="T3"/></text:p>
          </table:table-cell>
          <table:table-cell table:style-name="Tabela1.B3" office:value-type="string">
            <text:p text:style-name="P8"><text:span text:style-name="T2">2</text:span><text:span text:style-name="T2"/></text:p>
          </table:table-cell>
        </table:table-row>
        <table:table-row table:style-name="Tabela1.1">
          <table:table-cell table:style-name="Tabela1.A3" office:value-type="string">
            <text:p text:style-name="P7"><text:span text:style-name="T3">Rosenbrock</text:span><text:span text:style-name="T3"/></text:p>
          </table:table-cell>
          <table:table-cell table:style-name="Tabela1.B3" office:value-type="string">
            <text:p text:style-name="P8"><text:span text:style-name="T2">5</text:span><text:span text:style-name="T2"/></text:p>
          </table:table-cell>
        </table:table-row>
        <table:table-row table:style-name="Tabela1.1">
          <table:table-cell table:style-name="Tabela1.A3" office:value-type="string">
            <text:p text:style-name="P7"><text:span text:style-name="T3">Rosenbrock</text:span><text:span text:style-name="T3"/></text:p>
          </table:table-cell>
          <table:table-cell table:style-name="Tabela1.B3" office:value-type="string">
            <text:p text:style-name="P8"><text:span text:style-name="T2">10</text:span><text:span text:style-name="T2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Nazwa funkcji</text:span><text:span text:style-name="T3"/></text:p>
          </table:table-cell>
          <table:table-cell table:style-name="Tabela1.B3" office:value-type="string">
            <text:p text:style-name="P5"><text:span text:style-name="T2">ilość zmiennych</text:span><text:span text:style-name="T2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Nazwa funkcji</text:span><text:span text:style-name="T3"/></text:p>
          </table:table-cell>
          <table:table-cell table:style-name="Tabela1.B3" office:value-type="string">
            <text:p text:style-name="P5"><text:span text:style-name="T2">ilość zmiennych</text:span><text:span text:style-name="T2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Nazwa funkcji</text:span><text:span text:style-name="T3"/></text:p>
          </table:table-cell>
          <table:table-cell table:style-name="Tabela1.B3" office:value-type="string">
            <text:p text:style-name="P5"><text:span text:style-name="T2">ilość zmiennych</text:span><text:span text:style-name="T2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Nazwa funkcji</text:span><text:span text:style-name="T3"/></text:p>
          </table:table-cell>
          <table:table-cell table:style-name="Tabela1.B3" office:value-type="string">
            <text:p text:style-name="P5"><text:span text:style-name="T2">ilość zmiennych</text:span><text:span text:style-name="T2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Przetestowane rozmiary populacji xP (przetestowany rozmiar zaznaczyć za pomocą "x"):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1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2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5">x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5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5">x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1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2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3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4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5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6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10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15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20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3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4"><text:span text:style-name="T1">Jakie krzywe są pokazane na wykresach (zaznaczyć za pomocą "x"):</text:span><text:span text:style-name="T1"/>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34" office:value-type="string">
            <text:p text:style-name="P4"><text:span text:style-name="T3">Najlepszy globalny (Best-global):</text:span><text:span text:style-name="T3"/></text:p>
          </table:table-cell>
          <table:table-cell table:style-name="Tabela1.A2" office:value-type="string">
            <text:p text:style-name="P4"><text:span text:style-name="T4"> </text:span><text:span text:style-name="T5">x</text:span><text:span text:style-name="T4"/></text:p>
          </table:table-cell>
        </table:table-row>
        <table:table-row table:style-name="Tabela1.1">
          <table:table-cell table:style-name="Tabela1.A35" office:value-type="string">
            <text:p text:style-name="P4"><text:span text:style-name="T3">Najlepszy bieżący (Best-current):</text:span><text:span text:style-name="T3"/></text:p>
          </table:table-cell>
          <table:table-cell table:style-name="Tabela1.A3" office:value-type="string">
            <text:p text:style-name="P4"><text:span text:style-name="T4"> </text:span><text:span text:style-name="T5">x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Średnie wartości FP w punktach próbkowania co Δs(#ev), AVGs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5" office:value-type="string">
            <text:p text:style-name="P4"><text:span text:style-name="T3">Średnie wartości FP dla każdego punktu #ev, AVG</text:span><text:span text:style-name="T3"/></text:p>
          </table:table-cell>
          <table:table-cell table:style-name="Tabela1.A3" office:value-type="string">
            <text:p text:style-name="P4"><text:span text:style-name="T4"> </text:span><text:span text:style-name="T5">x</text:span><text:span text:style-name="T4"/></text:p>
          </table:table-cell>
        </table:table-row>
        <table:table-row table:style-name="Tabela1.3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4"><text:span text:style-name="T1">Parametry IBGAx (GA wyspowy, Projekt 8):</text:span><text:span text:style-name="T1"/>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2" office:value-type="string">
            <text:p text:style-name="P4"><text:span text:style-name="T3">Liczba wysp, K =</text:span><text:span text:style-name="T3"/></text:p>
          </table:table-cell>
          <table:table-cell table:style-name="Tabela1.B2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Rozmiary wysp (przetestowany rozmiar zaznaczyć za pomocą "X"):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1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2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5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1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2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3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4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5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6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ext:soft-page-break/>
        <table:table-row table:style-name="Tabela1.1">
          <table:table-cell table:style-name="Tabela1.A3" office:value-type="string">
            <text:p text:style-name="P6"><text:span text:style-name="T3">10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15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6"><text:span text:style-name="T3">200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Częstotliwość monitorowania (porównania) FP na wyspach, co Δm(#ev) =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Liczba powtórzeń FP(Ik) &lt; FP(Iq) z wynikiem "PRAWDA" przed wyłączeniem wyspy Ik, gdzie q = k+1, k+2, … , K:</text:span><text:span text:style-name="T3"/></text:p>
          </table:table-cell>
          <table:table-cell table:style-name="Tabela1.B3" office:value-type="string">
            <text:p text:style-name="P4"><text:span text:style-name="T4"> </text:span><text:bookmark-start text:name="_GoBack"/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bookmark-end text:name="_GoBack"/><text:span text:style-name="T3">W przypadku sekwencyjnego wykonania IBGAx, po ile #ev było wykonywanych na każdej wyspie jako "równoległych", co Δp(#ev) =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  <table:table-row table:style-name="Tabela1.1">
          <table:table-cell table:style-name="Tabela1.A3" office:value-type="string">
            <text:p text:style-name="P4"><text:span text:style-name="T3">Przetestowane ilości zmiennych w funkcji Rastrigina (zaznaczyć za pomocą "x"):</text:span><text:span text:style-name="T3"/></text:p>
          </table:table-cell>
          <table:table-cell table:style-name="Tabela1.B3" office:value-type="string">
            <text:p text:style-name="P2"/>
          </table:table-cell>
        </table:table-row>
        <table:table-row table:style-name="Tabela1.1">
          <table:table-cell table:style-name="Tabela1.A3" office:value-type="string">
            <text:p text:style-name="P6"><text:span text:style-name="T3">10</text:span><text:span text:style-name="T3"/></text:p>
          </table:table-cell>
          <table:table-cell table:style-name="Tabela1.B3" office:value-type="string">
            <text:p text:style-name="P2"/>
          </table:table-cell>
        </table:table-row>
        <table:table-row table:style-name="Tabela1.1">
          <table:table-cell table:style-name="Tabela1.A3" office:value-type="string">
            <text:p text:style-name="P6"><text:span text:style-name="T3">20</text:span><text:span text:style-name="T3"/></text:p>
          </table:table-cell>
          <table:table-cell table:style-name="Tabela1.B3" office:value-type="string">
            <text:p text:style-name="P2"/>
          </table:table-cell>
        </table:table-row>
        <table:table-row table:style-name="Tabela1.1">
          <table:table-cell table:style-name="Tabela1.A3" office:value-type="string">
            <text:p text:style-name="P6"><text:span text:style-name="T3">30</text:span><text:span text:style-name="T3"/></text:p>
          </table:table-cell>
          <table:table-cell table:style-name="Tabela1.B3" office:value-type="string">
            <text:p text:style-name="P2"/>
          </table:table-cell>
        </table:table-row>
        <table:table-row table:style-name="Tabela1.1">
          <table:table-cell table:style-name="Tabela1.A3" office:value-type="string">
            <text:p text:style-name="P6"><text:span text:style-name="T3">40</text:span><text:span text:style-name="T3"/></text:p>
          </table:table-cell>
          <table:table-cell table:style-name="Tabela1.B3" office:value-type="string">
            <text:p text:style-name="P2"/>
          </table:table-cell>
        </table:table-row>
        <table:table-row table:style-name="Tabela1.1">
          <table:table-cell table:style-name="Tabela1.A3" office:value-type="string">
            <text:p text:style-name="P6"><text:span text:style-name="T3">50</text:span><text:span text:style-name="T3"/></text:p>
          </table:table-cell>
          <table:table-cell table:style-name="Tabela1.B3" office:value-type="string">
            <text:p text:style-name="P4"><text:span text:style-name="T4"> </text:span><text:span text:style-name="T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Sz_RS</meta:initial-creator>
    <meta:editing-cycles>8</meta:editing-cycles>
    <meta:creation-date>2021-05-30T19:35:00</meta:creation-date>
    <dc:date>2023-06-08T16:49:27.155000000</dc:date>
    <meta:editing-duration>PT31M47S</meta:editing-duration>
    <meta:generator>LibreOffice/7.5.2.2$Windows_X86_64 LibreOffice_project/53bb9681a964705cf672590721dbc85eb4d0c3a2</meta:generator>
    <meta:document-statistic meta:table-count="1" meta:image-count="0" meta:object-count="0" meta:page-count="2" meta:paragraph-count="112" meta:word-count="247" meta:character-count="1598" meta:non-whitespace-character-count="1386"/>
    <meta:user-defined meta:name="AppVersion">16.0000</meta:user-defined>
    <meta:template xlink:type="simple" xlink:actuate="onRequest" xlink:title="Normal" xlink:href=""/>
  </office:meta>
</office:document-meta>
</file>